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02" officeooo:paragraph-rsid="000b9164"/>
    </style:style>
    <style:style style:name="T1" style:family="text">
      <style:text-properties officeooo:rsid="00065a72"/>
    </style:style>
    <style:style style:name="T2" style:family="text">
      <style:text-properties officeooo:rsid="000b5deb"/>
    </style:style>
    <style:style style:name="T3" style:family="text">
      <style:text-properties officeooo:rsid="000b9164"/>
    </style:style>
    <style:style style:name="T4" style:family="text">
      <style:text-properties officeooo:rsid="000ced2c"/>
    </style:style>
    <style:style style:name="T5" style:family="text">
      <style:text-properties officeooo:rsid="000f0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5">Foi dada continuidade no desenvolvimento</text:span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08:39:33.888404222</meta:creation-date>
    <dc:date>2021-10-28T16:28:30.101286191</dc:date>
    <meta:editing-duration>PT1H9M59S</meta:editing-duration>
    <meta:editing-cycles>7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1" meta:word-count="5" meta:character-count="42" meta:non-whitespace-character-count="37"/>
  </office:meta>
</office:document-meta>
</file>